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</office:font-face-decls>
  <office:automatic-styles>
    <style:style style:name="P1" style:family="paragraph" style:parent-style-name="Standard">
      <style:text-properties style:font-name="Liberation Sans" officeooo:paragraph-rsid="0007cf45"/>
    </style:style>
    <style:style style:name="P2" style:family="paragraph" style:parent-style-name="Text_20_body">
      <loext:graphic-properties draw:fill="solid" draw:fill-color="#ffffff" draw:opacity="100%"/>
      <style:paragraph-properties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background-color="#ffffff"/>
      <style:text-properties fo:color="#201f1e" loext:opacity="100%" style:font-name="Liberation Sans" officeooo:paragraph-rsid="0007cf45"/>
    </style:style>
    <style:style style:name="P4" style:family="paragraph" style:parent-style-name="Text_20_body">
      <loext:graphic-properties draw:fill="solid" draw:fill-color="#ffffff" draw:opacity="100%"/>
      <style:paragraph-properties fo:background-color="#ffffff"/>
      <style:text-properties fo:color="#201f1e" loext:opacity="100%" style:font-name="Liberation Sans" officeooo:paragraph-rsid="0007cf45" loext:padding="0cm" loext:border="none"/>
    </style:style>
    <style:style style:name="P5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style:font-name="Liberation Sans" fo:font-size="12pt" loext:padding="0cm" loext:border="none"/>
    </style:style>
    <style:style style:name="P6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style:font-name="Liberation Sans" fo:font-size="12pt" fo:font-weight="bold" loext:padding="0cm" loext:border="none"/>
    </style:style>
    <style:style style:name="P7" style:family="paragraph" style:parent-style-name="Text_20_body">
      <loext:graphic-properties draw:fill="solid" draw:fill-color="#ffffff" draw:opacity="100%"/>
      <style:paragraph-properties fo:background-color="#ffffff"/>
      <style:text-properties fo:color="#000000" loext:opacity="100%" style:font-name="Liberation Sans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background-color="#ffffff"/>
      <style:text-properties fo:color="#212121" loext:opacity="100%" style:font-name="Liberation Sans"/>
    </style:style>
    <style:style style:name="P9" style:family="paragraph" style:parent-style-name="Text_20_body">
      <loext:graphic-properties draw:fill="solid" draw:fill-color="#ffffff" draw:opacity="100%"/>
      <style:paragraph-properties fo:background-color="#ffffff"/>
      <style:text-properties fo:color="#212121" loext:opacity="100%" style:font-name="Liberation Sans" loext:padding="0cm" loext:border="none"/>
    </style:style>
    <style:style style:name="P10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</style:style>
    <style:style style:name="P11" style:family="paragraph" style:parent-style-name="Text_20_body">
      <style:text-properties style:font-name="Liberation Sans" fo:font-size="14pt" officeooo:paragraph-rsid="0007cf45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4pt" officeooo:paragraph-rsid="0007cf45"/>
    </style:style>
    <style:style style:name="P13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ans" fo:font-size="14pt" officeooo:paragraph-rsid="0007cf45"/>
    </style:style>
    <style:style style:name="P14" style:family="paragraph" style:parent-style-name="Text_20_body">
      <loext:graphic-properties draw:fill="solid" draw:fill-color="#ffffff" draw:opacity="100%"/>
      <style:paragraph-properties fo:background-color="#ffffff"/>
      <style:text-properties style:font-name="Liberation Sans"/>
    </style:style>
    <style:style style:name="P15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style:font-name="Liberation Sans"/>
    </style:style>
    <style:style style:name="P16" style:family="paragraph" style:parent-style-name="Text_20_body">
      <loext:graphic-properties draw:fill="solid" draw:fill-color="#ffffff" draw:opacity="100%"/>
      <style:paragraph-properties fo:background-color="#ffffff"/>
      <style:text-properties style:font-name="Liberation Sans" officeooo:paragraph-rsid="0007cf45"/>
    </style:style>
    <style:style style:name="P17" style:family="paragraph" style:parent-style-name="Text_20_body">
      <loext:graphic-properties draw:fill="solid" draw:fill-color="#ffffff" draw:opacity="100%"/>
      <style:paragraph-properties fo:margin-left="0cm" fo:margin-right="0cm" fo:text-indent="-0.635cm" style:auto-text-indent="false" fo:background-color="#ffffff"/>
      <style:text-properties style:font-name="Liberation Sans" officeooo:paragraph-rsid="0007cf45"/>
    </style:style>
    <style:style style:name="T1" style:family="text">
      <style:text-properties style:font-name="Calibri"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07cf45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01f1e" loext:opacity="100%" style:font-name="Calibri" fo:font-weight="bold" loext:padding="0cm" loext:border="none"/>
    </style:style>
    <style:style style:name="T7" style:family="text">
      <style:text-properties fo:color="#201f1e" loext:opacity="100%" loext:padding="0cm" loext:border="none"/>
    </style:style>
    <style:style style:name="T8" style:family="text">
      <style:text-properties fo:color="#201f1e" loext:opacity="100%" style:font-name="Symbol" loext:padding="0cm" loext:border="none"/>
    </style:style>
    <style:style style:name="T9" style:family="text">
      <style:text-properties fo:color="#201f1e" loext:opacity="100%" fo:font-weight="bold" loext:padding="0cm" loext:border="none"/>
    </style:style>
    <style:style style:name="T10" style:family="text">
      <style:text-properties fo:color="#201f1e" loext:opacity="100%" fo:font-weight="bold" officeooo:rsid="0007cf45" loext:padding="0cm" loext:border="none"/>
    </style:style>
    <style:style style:name="T11" style:family="text">
      <style:text-properties fo:color="#212121" loext:opacity="100%" style:font-name="Symbol" fo:font-size="12pt"/>
    </style:style>
    <style:style style:name="T12" style:family="text">
      <style:text-properties fo:color="#212121" loext:opacity="100%" fo:font-size="12pt"/>
    </style:style>
    <style:style style:name="T13" style:family="text">
      <style:text-properties fo:color="#000000" loext:opacity="100%" fo:font-size="12pt" fo:font-weight="bold" loext:padding="0cm" loext:border="none"/>
    </style:style>
    <style:style style:name="T14" style:family="text">
      <style:text-properties fo:color="#000000" loext:opacity="100%" fo:font-size="12pt" loext:padding="0cm" loext:border="none"/>
    </style:style>
    <style:style style:name="T15" style:family="text">
      <style:text-properties fo:color="#000000" loext:opacity="100%" fo:font-size="12pt" fo:font-style="italic" loext:padding="0cm" loext:border="none"/>
    </style:style>
    <style:style style:name="T16" style:family="text">
      <style:text-properties fo:color="#000000" loext:opacity="100%" loext:padding="0cm" loext:border="none"/>
    </style:style>
    <style:style style:name="T17" style:family="text">
      <style:text-properties fo:color="#000000" loext:opacity="100%" style:font-name="Liberation Sans" fo:font-size="12pt" loext:padding="0cm" loext:border="none"/>
    </style:style>
    <style:style style:name="T18" style:family="text">
      <style:text-properties fo:color="#000000" loext:opacity="100%" style:font-name="Liberation Sans" fo:font-size="12pt" fo:font-style="italic" loext:padding="0cm" loext:border="none"/>
    </style:style>
    <style:style style:name="T19" style:family="text">
      <style:text-properties fo:color="#000000" loext:opacity="100%" style:font-name="Liberation Sans" fo:font-size="12pt" fo:font-weight="bold" loext:padding="0cm" loext:border="none"/>
    </style:style>
    <style:style style:name="T20" style:family="text">
      <style:text-properties fo:color="#000000" loext:opacity="100%" style:font-name="Liberation Sans" loext:padding="0cm" loext:border="none"/>
    </style:style>
    <style:style style:name="T21" style:family="text">
      <style:text-properties fo:font-size="12pt"/>
    </style:style>
    <style:style style:name="T22" style:family="text">
      <style:text-properties fo:font-size="12pt" fo:font-weight="bold"/>
    </style:style>
    <style:style style:name="T23" style:family="text">
      <style:text-properties loext:padding="0cm" loext:border="none"/>
    </style:style>
    <style:style style:name="T24" style:family="text">
      <style:text-properties fo:color="#ff0000" loext:opacity="100%" fo:font-size="12pt" loext:padding="0cm" loext:border="none"/>
    </style:style>
    <style:style style:name="T25" style:family="text">
      <style:text-properties fo:color="#ff0000" loext:opacity="100%" fo:font-size="12pt" fo:font-weight="bold" loext:padding="0cm" loext:border="none"/>
    </style:style>
    <style:style style:name="T26" style:family="text">
      <style:text-properties fo:color="#ff0000" loext:opacity="100%" loext:padding="0cm" loext:border="none"/>
    </style:style>
    <style:style style:name="T27" style:family="text">
      <style:text-properties fo:color="#ff0000" loext:opacity="100%" style:font-name="Liberation Sans" fo:font-size="12pt" fo:font-weight="bold" loext:padding="0cm" loext:border="none"/>
    </style:style>
    <style:style style:name="T28" style:family="text">
      <style:text-properties fo:color="#ff0000" loext:opacity="100%" style:font-name="Liberation Sans" fo:font-size="12pt" loext:padding="0cm" loext:border="none"/>
    </style:style>
    <style:style style:name="T29" style:family="text">
      <style:text-properties fo:color="#ff0000" loext:opacity="100%" fo:font-weight="bold" officeooo:rsid="0007cf45" loext:padding="0cm" loext:border="none"/>
    </style:style>
    <style:style style:name="T30" style:family="text">
      <style:text-properties fo:color="#0000ff" loext:opacity="100%" fo:font-size="12pt" loext:padding="0cm" loext:border="none"/>
    </style:style>
    <style:style style:name="T31" style:family="text">
      <style:text-properties fo:color="#0000ff" loext:opacity="100%" fo:font-size="12pt" style:text-underline-style="solid" style:text-underline-width="auto" style:text-underline-color="font-color" loext:padding="0cm" loext:border="none"/>
    </style:style>
    <style:style style:name="T32" style:family="text">
      <style:text-properties fo:color="#0000ff" loext:opacity="100%" style:font-name="Liberation Sans" fo:font-size="12pt" style:text-underline-style="solid" style:text-underline-width="auto" style:text-underline-color="font-color" loext:padding="0cm" loext:border="none"/>
    </style:style>
    <style:style style:name="T33" style:family="text">
      <style:text-properties fo:color="#0000ff" loext:opacity="100%" style:font-name="Liberation Sans" fo:font-size="12pt" loext:padding="0cm" loext:border="none"/>
    </style:style>
    <style:style style:name="T34" style:family="text">
      <style:text-properties fo:font-size="14pt" fo:font-weight="bold"/>
    </style:style>
    <style:style style:name="T35" style:family="text">
      <style:text-properties officeooo:rsid="0007cf45"/>
    </style:style>
    <style:style style:name="T3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9">***ORIENTAÇÕES AVA BLACKBOARD - UNIP - PRESENCIAL ***</text:span></text:p>
      <text:p text:style-name="P14"><text:span text:style-name="T14"><text:line-break/>Seguem orientações sobre o acesso ao sistema e às avaliações das disciplinas da grade, cursadas no </text:span><text:span text:style-name="T13">Ambiente Virtual de Aprendizagem – AVA – Blackboard</text:span><text:span text:style-name="T14"> (disciplinas que iniciam com o código D).</text:span><text:span text:style-name="T24"><text:line-break/></text:span><text:span text:style-name="T14"><text:line-break/></text:span><text:span text:style-name="T13">ACESSO DOS ALUNOS</text:span></text:p>
      <text:p text:style-name="P2"><text:span text:style-name="T17">Os alunos poderão acessar as disciplinas no Blackboard, por meio do </text:span><text:span text:style-name="T18">link</text:span><text:span text:style-name="T17"> </text:span><text:a xlink:type="simple" xlink:href="http://www.unip.noclick_br/presencial" office:target-frame-name="_blank" xlink:show="new" text:style-name="Internet_20_link" text:visited-style-name="Visited_20_Internet_20_Link"><text:span text:style-name="T32">http://www.unip.br/presencial</text:span></text:a><text:span text:style-name="T17">, com seu </text:span><text:span text:style-name="T18">login</text:span><text:span text:style-name="T17"> e sua senha, a partir de </text:span><text:span text:style-name="T19">15/08/2023</text:span><text:span text:style-name="T17">.<text:line-break/><text:line-break/>Nesse ambiente, estarão disponíveis os conteúdos das disciplinas cursadas pelo aluno em </text:span><text:span text:style-name="T19">2023/2</text:span><text:span text:style-name="T17"> no Blackboard, como: vídeos, exercícios e Biblioteca Virtual.<text:line-break/><text:line-break/></text:span><text:span text:style-name="T19">Importante</text:span><text:span text:style-name="T17">: os alunos que alterarem a senha terão seu acesso bloqueado, e a liberação ocorrerá em até 24 horas após a modificação.<text:line-break/><text:line-break/></text:span><text:span text:style-name="T19">ACESSO DOS PROFESSORES</text:span><text:span text:style-name="T17"><text:line-break/><text:line-break/>Os professores poderão acessar as disciplinas no Blackboard por meio do </text:span><text:span text:style-name="T18">link</text:span><text:bookmark text:name="OWA47394aa2-e0ba-3e66-564d-22b65dc95128"/><text:a xlink:type="simple" xlink:href="http://adm.online.unip.noclick_br/" office:target-frame-name="_blank" xlink:show="new" text:style-name="Internet_20_link" text:visited-style-name="Visited_20_Internet_20_Link"><text:span text:style-name="T32">http://adm.online.unip.br</text:span></text:a><text:span text:style-name="T17">, com seu </text:span><text:span text:style-name="T18">login</text:span><text:span text:style-name="T17"> e sua senha.<text:line-break/><text:line-break/>Além do conteúdo das disciplinas, o professor poderá acompanhar o desempenho dos alunos.</text:span></text:p>
      <text:p text:style-name="P8"/>
      <text:p text:style-name="P6">CRITÉRIO DE AVALIAÇÕES – 2° SEMESTRE DE 2023</text:p>
      <text:p text:style-name="P14"><text:span text:style-name="T14"><text:line-break/></text:span><text:span text:style-name="T13">NP1</text:span><text:span text:style-name="T14"><text:line-break/>Os alunos deverão resolver os</text:span><text:span text:style-name="T26"> </text:span><text:span text:style-name="T14">questionários</text:span><text:span text:style-name="T26"> </text:span><text:span text:style-name="T14">da disciplina pelo sistema. Para atribuição da nota da NP1 serão analisados os seguintes critérios:</text:span></text:p>
      <text:p text:style-name="P5">1) Para que a resposta aos questionários seja computada, o aluno deverá editá-la e enviá-la.<text:line-break/>Caso não seja enviada, o sistema não considerará que o questionário tenha sido resolvido.<text:line-break/>O número de tentativas de envio de cada questionário é limitado a 3 (três).</text:p>
      <text:p text:style-name="P9"/>
      <text:p text:style-name="P14"><text:span text:style-name="T14">2) O aluno pode enviar mais de uma vez a resposta de cada questionário, porém para a nota vale a seguinte regra:<text:line-break/>1° envio: será considerada a nota referente aos acertos.<text:line-break/>2° envio: será considerada a média aritmética das notas de 1º e 2º envios.<text:line-break/>3° envio: será considerada a média aritmética das notas de 1º, 2º e 3º envios.</text:span></text:p>
      <text:p text:style-name="P15"><text:soft-page-break/><text:span text:style-name="T14">3) Para a validação da nota da NP1, os envios dos</text:span><text:span text:style-name="T16"> </text:span><text:span text:style-name="T14">questionários devem ser realizados até </text:span><text:span text:style-name="T13">23/10/2023</text:span><text:span text:style-name="T14">. Após essa data, serão liberados novos questionários somente para estudo. </text:span></text:p>
      <text:p text:style-name="P15"><text:span text:style-name="T14">Envios após a data-limite não serão considerados para nota da NP1. A não realização e o envio dos questionários</text:span><text:span text:style-name="T16"> </text:span><text:span text:style-name="T14">no sistema fora do prazo estipulado implica NC na NP1.</text:span></text:p>
      <text:p text:style-name="P7"><text:span text:style-name="T21">O cálculo final da nota NP1 será executado pelo sistema e apresentado para o aluno na Secretaria Virtual até </text:span><text:span text:style-name="T22">27/10/2023</text:span><text:span text:style-name="T21">.</text:span></text:p>
      <text:p text:style-name="P10"><text:span text:style-name="T19">NP2</text:span><text:span text:style-name="T17"><text:line-break/>A prova será presencial em data a ser marcada pelo Coordenador do Curso, de acordo com o período de provas NP2 previsto no Calendário Escolar </text:span><text:span text:style-name="T27">(de 06/11/2023 a 16/11/2023)</text:span><text:span text:style-name="T28">.</text:span><text:span text:style-name="T17"><text:line-break/></text:span></text:p>
      <text:p text:style-name="P14"><text:span text:style-name="T13">PROVA SUBSTITUTIVA</text:span><text:span text:style-name="T14"><text:line-break/>A prova será presencial, em data a ser marcada pelo Coordenador do Curso, de acordo com o período da Substitutiva previsto no Calendário Escolar </text:span><text:span text:style-name="T25">(de 17/11/2023 a 23/11/2023).</text:span><text:span text:style-name="T24"><text:line-break/></text:span><text:span text:style-name="T14"><text:line-break/></text:span><text:span text:style-name="T13">EXAME</text:span></text:p>
      <text:p text:style-name="P16"><text:span text:style-name="T14">A prova será presencial, em data a ser marcada pelo Coordenador do Curso, de acordo com o período de Exame previsto no Calendário Escolar </text:span><text:span text:style-name="T25">(de 04/12/2023 a 13/12/2023)</text:span><text:span text:style-name="T24">.<text:line-break/></text:span></text:p>
      <text:p text:style-name="P13"><text:span text:style-name="T9">***ORIENTAÇÕES AVA BLACKBOARD - </text:span><text:span text:style-name="T29">DP</text:span><text:span text:style-name="T9">- UNIP - PRESENCIAL ***</text:span></text:p>
      <text:p text:style-name="P16"><text:span text:style-name="T14"><text:line-break/></text:span><text:span text:style-name="T7">As </text:span><text:span text:style-name="T9">dependências e adaptações </text:span><text:span text:style-name="T7">das disciplinas que iniciam com o código D, dos cursos presenciais, cursadas no sistema AVA-Blackboard, também serão realizadas nesse sistema e avaliadas de acordo com os seguintes critérios:</text:span></text:p>
      <text:p text:style-name="P16"><text:span text:style-name="T9">NP1</text:span></text:p>
      <text:p text:style-name="P4">O aluno deverá responder no sistema os exercícios da disciplina até o dia <text:span text:style-name="T2">23/10/2023 às 23h59 (horário de Brasília)</text:span>. Para cada questionário, são disponibilizadas a realização de até três (3) tentativas. A composição da nota dependerá da quantidade de envios realizada pelo aluno:</text:p>
      <text:p text:style-name="P4">1º envio – a nota será gerada a partir da quantidade de acertos dos exercícios enviados;</text:p>
      <text:p text:style-name="P4">2º envio – será considerada a média aritmética das notas do 1º e 2º envios;</text:p>
      <text:p text:style-name="P4">3º envio – será considerada a média aritmética das notas do 1º, 2º e 3º envios.</text:p>
      <text:p text:style-name="P3"/>
      <text:p text:style-name="P16"><text:span text:style-name="T9">NP2</text:span></text:p>
      <text:p text:style-name="P3"><text:span text:style-name="T23">A prova será presencial de acordo com o período previsto no Calendário Escolar. O aluno deverá agendar as provas no sistema e realizá-las no período de </text:span><text:span text:style-name="T4">30/10/2023 a 16/11/2023, </text:span><text:span text:style-name="T23">presencialmente, no Laboratório de Informática.</text:span></text:p>
      <text:p text:style-name="P16"><text:soft-page-break/><text:span text:style-name="T9">Prova Substitutiva</text:span></text:p>
      <text:p text:style-name="P4">A prova substitutiva deverá ser feita, somente, se a NP1 ou a NP2 não tiverem sido realizadas, pois ela substitui APENAS uma das avaliações.</text:p>
      <text:p text:style-name="P4">O aluno deverá agendar as provas no sistema e realizá-las no período de <text:span text:style-name="T2">17/11/2023 a 23/11/2023</text:span>, presencialmente, no Laboratório de Informática.</text:p>
      <text:p text:style-name="P3"/>
      <text:p text:style-name="P16"><text:span text:style-name="T9">Exame</text:span></text:p>
      <text:p text:style-name="P4">O aluno <text:span text:style-name="T36">deverá agendar as provas no sistema e realizá-las, no período de </text:span><text:span text:style-name="T2">04/12/2023 a 13/12/2023</text:span>, presencialmente, no Laboratório de Informática.</text:p>
      <text:p text:style-name="P11"><text:span text:style-name="T34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7:44:40.252965392</meta:creation-date>
    <dc:date>2023-08-17T17:50:57.294970525</dc:date>
    <meta:editing-duration>PT6M17S</meta:editing-duration>
    <meta:editing-cycles>1</meta:editing-cycles>
    <meta:document-statistic meta:table-count="0" meta:image-count="0" meta:object-count="0" meta:page-count="3" meta:paragraph-count="27" meta:word-count="670" meta:character-count="4212" meta:non-whitespace-character-count="3550"/>
    <meta:generator>LibreOffice/7.3.7.2$Linux_X86_64 LibreOffice_project/30$Build-2</meta:generator>
  </office:meta>
</office:document-meta>
</file>